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oal.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(x)</text:p>
          </table:table-cell>
          <table:table-cell office:value-type="string" calcext:value-type="string">
            <text:p>g’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COS([.B2])-1" office:value-type="float" office:value="-0.122417438109627" calcext:value-type="float">
            <text:p>-0.122417438109627</text:p>
          </table:table-cell>
          <table:table-cell table:formula="of:=-SIN([.B2])" office:value-type="float" office:value="-0.479425538604203" calcext:value-type="float">
            <text:p>-0.479425538604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[.B2]) - 1" office:value-type="float" office:value="-0.122417438109627" calcext:value-type="float">
            <text:p>-0.122417438109627</text:p>
          </table:table-cell>
          <table:table-cell table:formula="of:=COS([.B3])-1" office:value-type="float" office:value="-0.00748366170525172" calcext:value-type="float">
            <text:p>-0.007483661705252</text:p>
          </table:table-cell>
          <table:table-cell table:formula="of:=-SIN([.B3])" office:value-type="float" office:value="0.122111908583826" calcext:value-type="float">
            <text:p>0.122111908583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[.B3]) - 1" office:value-type="float" office:value="-0.00748366170525172" calcext:value-type="float">
            <text:p>-0.007483661705252</text:p>
          </table:table-cell>
          <table:table-cell table:formula="of:=COS([.B4])-1" office:value-type="float" office:value="-0.0000280024655686661" calcext:value-type="float">
            <text:p>-2.80024655686661E-05</text:p>
          </table:table-cell>
          <table:table-cell table:formula="of:=-SIN([.B4])" office:value-type="float" office:value="0.00748359185146157" calcext:value-type="float">
            <text:p>0.007483591851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B4]) - 1" office:value-type="float" office:value="-0.0000280024655686661" calcext:value-type="float">
            <text:p>-2.80024655686661E-05</text:p>
          </table:table-cell>
          <table:table-cell table:formula="of:=COS([.B5])-1" office:value-type="float" office:value="-0.000000000392069043897436" calcext:value-type="float">
            <text:p>-3.92069043897436E-10</text:p>
          </table:table-cell>
          <table:table-cell table:formula="of:=-SIN([.B5])" office:value-type="float" office:value="0.0000280024655650065" calcext:value-type="float">
            <text:p>2.8002465565006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[.B5]) - 1" office:value-type="float" office:value="-0.000000000392069043897436" calcext:value-type="float">
            <text:p>-3.92069043897436E-10</text:p>
          </table:table-cell>
          <table:table-cell table:formula="of:=COS([.B6])-1" office:value-type="float" office:value="0" calcext:value-type="float">
            <text:p>0</text:p>
          </table:table-cell>
          <table:table-cell table:formula="of:=-SIN([.B6])" office:value-type="float" office:value="0.000000000392069043897436" calcext:value-type="float">
            <text:p>3.92069043897436E-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[.B6]) - 1" office:value-type="float" office:value="0" calcext:value-type="float">
            <text:p>0</text:p>
          </table:table-cell>
          <table:table-cell table:formula="of:=COS([.B7])-1" office:value-type="float" office:value="0" calcext:value-type="float">
            <text:p>0</text:p>
          </table:table-cell>
          <table:table-cell table:formula="of:=-SIN([.B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[.B7]) - 1" office:value-type="float" office:value="0" calcext:value-type="float">
            <text:p>0</text:p>
          </table:table-cell>
          <table:table-cell table:formula="of:=COS([.B8])-1" office:value-type="float" office:value="0" calcext:value-type="float">
            <text:p>0</text:p>
          </table:table-cell>
          <table:table-cell table:formula="of:=-SIN([.B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[.B8]) - 1" office:value-type="float" office:value="0" calcext:value-type="float">
            <text:p>0</text:p>
          </table:table-cell>
          <table:table-cell table:formula="of:=COS([.B9])-1" office:value-type="float" office:value="0" calcext:value-type="float">
            <text:p>0</text:p>
          </table:table-cell>
          <table:table-cell table:formula="of:=-SIN([.B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B9]) - 1" office:value-type="float" office:value="0" calcext:value-type="float">
            <text:p>0</text:p>
          </table:table-cell>
          <table:table-cell table:formula="of:=COS([.B10])-1" office:value-type="float" office:value="0" calcext:value-type="float">
            <text:p>0</text:p>
          </table:table-cell>
          <table:table-cell table:formula="of:=-SIN([.B10])" office:value-type="float" office:value="-0" calcext:value-type="float">
            <text:p>0</text:p>
          </table:table-cell>
        </table:table-row>
      </table:table>
      <table:table table:name="soal.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I$2]/[.$F$2] - ([.$G$2]/[.$F$2]*[.C2] + [.$H$2]/[.$F$2]*[.D2]);4)" office:value-type="float" office:value="-0.25" calcext:value-type="float">
            <text:p>-0.25</text:p>
          </table:table-cell>
          <table:table-cell table:formula="of:=ROUND([.$I$3]/[.$G$3] - [.$F$3]/[.$G$3]*[.B3] - [.$H$3]/[.$G$3]*[.D2];4)" office:value-type="float" office:value="0.1875" calcext:value-type="float">
            <text:p>0.1875</text:p>
          </table:table-cell>
          <table:table-cell table:formula="of:=ROUND([.$I$4]/[.$H$4] - ([.$F$4]/[.$H$4]*[.B3]+[.$G$4]/[.$H$4]*[.C3]);4)" office:value-type="float" office:value="2.1625" calcext:value-type="float">
            <text:p>2.1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I$2]/[.$F$2] - ([.$G$2]/[.$F$2]*[.C3] + [.$H$2]/[.$F$2]*[.D3]);4)" office:value-type="float" office:value="1.325" calcext:value-type="float">
            <text:p>1.325</text:p>
          </table:table-cell>
          <table:table-cell table:formula="of:=ROUND([.$I$3]/[.$G$3] - [.$F$3]/[.$G$3]*[.B4] - [.$H$3]/[.$G$3]*[.D3];4)" office:value-type="float" office:value="1.6625" calcext:value-type="float">
            <text:p>1.6625</text:p>
          </table:table-cell>
          <table:table-cell table:formula="of:=ROUND([.$I$4]/[.$H$4] - ([.$F$4]/[.$H$4]*[.B4]+[.$G$4]/[.$H$4]*[.C4]);4)" office:value-type="float" office:value="2.7325" calcext:value-type="float">
            <text:p>2.7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I$2]/[.$F$2] - ([.$G$2]/[.$F$2]*[.C4] + [.$H$2]/[.$F$2]*[.D4]);4)" office:value-type="float" office:value="1.3838" calcext:value-type="float">
            <text:p>1.3838</text:p>
          </table:table-cell>
          <table:table-cell table:formula="of:=ROUND([.$I$3]/[.$G$3] - [.$F$3]/[.$G$3]*[.B5] - [.$H$3]/[.$G$3]*[.D4];4)" office:value-type="float" office:value="1.9622" calcext:value-type="float">
            <text:p>1.9622</text:p>
          </table:table-cell>
          <table:table-cell table:formula="of:=ROUND([.$I$4]/[.$H$4] - ([.$F$4]/[.$H$4]*[.B5]+[.$G$4]/[.$H$4]*[.C5]);4)" office:value-type="float" office:value="2.9006" calcext:value-type="float">
            <text:p>2.9006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ROUND([.$I$2]/[.$F$2] - ([.$G$2]/[.$F$2]*[.C5] + [.$H$2]/[.$F$2]*[.D5]);4)" office:value-type="float" office:value="1.4349" calcext:value-type="float">
            <text:p>1.4349</text:p>
          </table:table-cell>
          <table:table-cell table:formula="of:=ROUND([.$I$3]/[.$G$3] - [.$F$3]/[.$G$3]*[.B6] - [.$H$3]/[.$G$3]*[.D5];4)" office:value-type="float" office:value="2.059" calcext:value-type="float">
            <text:p>2.059</text:p>
          </table:table-cell>
          <table:table-cell table:formula="of:=ROUND([.$I$4]/[.$H$4] - ([.$F$4]/[.$H$4]*[.B6]+[.$G$4]/[.$H$4]*[.C6]);4)" office:value-type="float" office:value="2.9484" calcext:value-type="float">
            <text:p>2.9484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ROUND([.$I$2]/[.$F$2] - ([.$G$2]/[.$F$2]*[.C6] + [.$H$2]/[.$F$2]*[.D6]);4)" office:value-type="float" office:value="1.4466" calcext:value-type="float">
            <text:p>1.4466</text:p>
          </table:table-cell>
          <table:table-cell table:formula="of:=ROUND([.$I$3]/[.$G$3] - [.$F$3]/[.$G$3]*[.B7] - [.$H$3]/[.$G$3]*[.D6];4)" office:value-type="float" office:value="2.0859" calcext:value-type="float">
            <text:p>2.0859</text:p>
          </table:table-cell>
          <table:table-cell table:formula="of:=ROUND([.$I$4]/[.$H$4] - ([.$F$4]/[.$H$4]*[.B7]+[.$G$4]/[.$H$4]*[.C7]);4)" office:value-type="float" office:value="2.9622" calcext:value-type="float">
            <text:p>2.96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I$2]/[.$F$2] - ([.$G$2]/[.$F$2]*[.C7] + [.$H$2]/[.$F$2]*[.D7]);4)" office:value-type="float" office:value="1.4502" calcext:value-type="float">
            <text:p>1.4502</text:p>
          </table:table-cell>
          <table:table-cell table:formula="of:=ROUND([.$I$3]/[.$G$3] - [.$F$3]/[.$G$3]*[.B8] - [.$H$3]/[.$G$3]*[.D7];4)" office:value-type="float" office:value="2.0937" calcext:value-type="float">
            <text:p>2.0937</text:p>
          </table:table-cell>
          <table:table-cell table:formula="of:=ROUND([.$I$4]/[.$H$4] - ([.$F$4]/[.$H$4]*[.B8]+[.$G$4]/[.$H$4]*[.C8]);4)" office:value-type="float" office:value="2.9662" calcext:value-type="float">
            <text:p>2.96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I$2]/[.$F$2] - ([.$G$2]/[.$F$2]*[.C8] + [.$H$2]/[.$F$2]*[.D8]);4)" office:value-type="float" office:value="1.4512" calcext:value-type="float">
            <text:p>1.4512</text:p>
          </table:table-cell>
          <table:table-cell table:formula="of:=ROUND([.$I$3]/[.$G$3] - [.$F$3]/[.$G$3]*[.B9] - [.$H$3]/[.$G$3]*[.D8];4)" office:value-type="float" office:value="2.0959" calcext:value-type="float">
            <text:p>2.0959</text:p>
          </table:table-cell>
          <table:table-cell table:formula="of:=ROUND([.$I$4]/[.$H$4] - ([.$F$4]/[.$H$4]*[.B9]+[.$G$4]/[.$H$4]*[.C9]);4)" office:value-type="float" office:value="2.9673" calcext:value-type="float">
            <text:p>2.96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I$2]/[.$F$2] - ([.$G$2]/[.$F$2]*[.C9] + [.$H$2]/[.$F$2]*[.D9]);4)" office:value-type="float" office:value="1.4515" calcext:value-type="float">
            <text:p>1.4515</text:p>
          </table:table-cell>
          <table:table-cell table:formula="of:=ROUND([.$I$3]/[.$G$3] - [.$F$3]/[.$G$3]*[.B10] - [.$H$3]/[.$G$3]*[.D9];4)" office:value-type="float" office:value="2.0965" calcext:value-type="float">
            <text:p>2.0965</text:p>
          </table:table-cell>
          <table:table-cell table:formula="of:=ROUND([.$I$4]/[.$H$4] - ([.$F$4]/[.$H$4]*[.B10]+[.$G$4]/[.$H$4]*[.C10]);4)" office:value-type="float" office:value="2.9676" calcext:value-type="float">
            <text:p>2.967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I$2]/[.$F$2] - ([.$G$2]/[.$F$2]*[.C10] + [.$H$2]/[.$F$2]*[.D10]);4)" office:value-type="float" office:value="1.4516" calcext:value-type="float">
            <text:p>1.4516</text:p>
          </table:table-cell>
          <table:table-cell table:formula="of:=ROUND([.$I$3]/[.$G$3] - [.$F$3]/[.$G$3]*[.B11] - [.$H$3]/[.$G$3]*[.D10];4)" office:value-type="float" office:value="2.0967" calcext:value-type="float">
            <text:p>2.0967</text:p>
          </table:table-cell>
          <table:table-cell table:formula="of:=ROUND([.$I$4]/[.$H$4] - ([.$F$4]/[.$H$4]*[.B11]+[.$G$4]/[.$H$4]*[.C11]);4)" office:value-type="float" office:value="2.9677" calcext:value-type="float">
            <text:p>2.967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I$2]/[.$F$2] - ([.$G$2]/[.$F$2]*[.C11] + [.$H$2]/[.$F$2]*[.D11]);4)" office:value-type="float" office:value="1.4516" calcext:value-type="float">
            <text:p>1.4516</text:p>
          </table:table-cell>
          <table:table-cell table:formula="of:=ROUND([.$I$3]/[.$G$3] - [.$F$3]/[.$G$3]*[.B12] - [.$H$3]/[.$G$3]*[.D11];4)" office:value-type="float" office:value="2.0968" calcext:value-type="float">
            <text:p>2.0968</text:p>
          </table:table-cell>
          <table:table-cell table:formula="of:=ROUND([.$I$4]/[.$H$4] - ([.$F$4]/[.$H$4]*[.B12]+[.$G$4]/[.$H$4]*[.C12]);4)" office:value-type="float" office:value="2.9678" calcext:value-type="float">
            <text:p>2.967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02T10:27:55.380483442</meta:creation-date>
    <dc:date>2018-11-02T13:07:34.825752866</dc:date>
    <dc:creator>abu dzar</dc:creator>
    <meta:editing-duration>PT2H10M38S</meta:editing-duration>
    <meta:editing-cycles>2</meta:editing-cycles>
    <meta:generator>LibreOffice/6.1.2.1$Linux_X86_64 LibreOffice_project/10$Build-1</meta:generator>
    <meta:document-statistic meta:table-count="2" meta:cell-count="106" meta:object-count="0"/>
  </office:meta>
</office:document-meta>
</file>